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1 — GETTING STARTED</text:p>
          </draw:text-box>
        </draw:frame>
        <draw:frame draw:style-name="TransBox" svg:width="31.8700cm" svg:height="5.5000cm" svg:x="1.0000cm" svg:y="2.3000cm">
          <draw:text-box>
            <text:p text:style-name="PTitleMain">Install a RHEL 10 Lab VM</text:p>
          </draw:text-box>
        </draw:frame>
        <draw:frame draw:style-name="TransBox" svg:width="31.8700cm" svg:height="3.5000cm" svg:x="1.0000cm" svg:y="8.8000cm">
          <draw:text-box>
            <text:p text:style-name="PBody">Resource: Notes RHEL 10 — Installation Guide: Official step-by-step installation reference Red Hat Developer — Free RHEL: Download RHEL 10 for free with a Developer account RHEL 10 — Configuring and managing virtualiz…</text:p>
          </draw:text-box>
        </draw:frame>
        <draw:frame draw:style-name="TransBox" svg:width="31.8700cm" svg:height="0.7000cm" svg:x="1.0000cm" svg:y="17.8000cm">
          <draw:text-box>
            <text:p text:style-name="PFooter">01-getting-started/vm-install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What you need</text:p>
            <text:p text:style-name="PBullet">▶  Step 1 — Get a RHEL 10 ISO</text:p>
            <text:p text:style-name="PBullet">▶  Step 2 — Create the VM</text:p>
            <text:p text:style-name="PBullet">▶  Step 3 — RHEL 10 installer (Anaconda)</text:p>
            <text:p text:style-name="PBullet">▶  Step 4 — First login</text:p>
            <text:p text:style-name="PBullet">▶  Step 5 — Register with Red Ha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at you need</text:p>
          </draw:text-box>
        </draw:frame>
        <draw:frame draw:style-name="TransBox" svg:width="31.8700cm" svg:height="13.5500cm" svg:x="1.0000cm" svg:y="4.0000cm">
          <draw:text-box>
            <text:p text:style-name="PBullet">• Item: Minimum</text:p>
            <text:p text:style-name="PBullet">• vCPUs: 1</text:p>
            <text:p text:style-name="PBullet">• RAM: 1.5 GB</text:p>
            <text:p text:style-name="PBullet">• Disk: 20 GB</text:p>
            <text:p text:style-name="PBullet">• Network: NAT (internet acces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1 — Get a RHEL 10 ISO</text:p>
          </draw:text-box>
        </draw:frame>
        <draw:frame draw:style-name="TransBox" svg:width="31.8700cm" svg:height="13.5500cm" svg:x="1.0000cm" svg:y="4.0000cm">
          <draw:text-box>
            <text:p text:style-name="PBullet">• Create a free account at Red Hat Developer Portal.</text:p>
            <text:p text:style-name="PBullet">• Navigate to Downloads → Red Hat Enterprise Linux.</text:p>
            <text:p text:style-name="PBullet">• Select RHEL 10 and download the Boot ISO (smaller) or DVD ISO (larger, works offline).</text:p>
            <text:p text:style-name="PBullet">• 💡 Developer subscription</text:p>
            <text:p text:style-name="PBullet">• A Red Hat Developer subscription gives you access to RHEL for personal use</text:p>
            <text:p text:style-name="PBullet">• at no cost. It includes the full package repository — the same as a paid</text:p>
            <text:p text:style-name="PBullet">• subscription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2 — Create the VM</text:p>
          </draw:text-box>
        </draw:frame>
        <draw:frame draw:style-name="TransBox" svg:width="31.8700cm" svg:height="13.5500cm" svg:x="1.0000cm" svg:y="4.0000cm">
          <draw:text-box>
            <text:p text:style-name="PBullet">• virt-manager (KVM)</text:p>
            <text:p text:style-name="PBullet">• Open virt-manager → File → New Virtual Machine</text:p>
            <text:p text:style-name="PBullet">• Choose Local install media → select the ISO</text:p>
            <text:p text:style-name="PBullet">• Set RAM, CPUs, and disk to recommended values above</text:p>
            <text:p text:style-name="PBullet">• Name it rhel10-lab, check Customize configuration before install</text:p>
            <text:p text:style-name="PBullet">• Click Finish</text:p>
            <text:p text:style-name="PBullet">• VirtualBox</text:p>
            <text:p text:style-name="PBullet">• Machine → New → name rhel10-lab, type Linux, version Red Hat (64-bit)</text:p>
            <text:p text:style-name="PBullet">• Assign RAM and disk (use VDI, dynamically allocated)</text:p>
            <text:p text:style-name="PBullet">• In VM settings → Storage, attach the ISO to the optical driv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3 — RHEL 10 installer (Anaconda)</text:p>
          </draw:text-box>
        </draw:frame>
        <draw:frame draw:style-name="TransBox" svg:width="31.8700cm" svg:height="13.5500cm" svg:x="1.0000cm" svg:y="4.0000cm">
          <draw:text-box>
            <text:p text:style-name="PBullet">• Select Install Red Hat Enterprise Linux 10</text:p>
            <text:p text:style-name="PBullet">• Choose your language</text:p>
            <text:p text:style-name="PBullet">• In the Installation Summary screen, configure:</text:p>
            <text:p text:style-name="PBullet">• Installation Destination → select your virtual disk → Automatic partitioning</text:p>
            <text:p text:style-name="PBullet">• Software Selection → choose Minimal Install (recommended for learning)</text:p>
            <text:p text:style-name="PBullet">• Network &amp; Host Name → enable the network adapter; set hostname to rhel10-lab</text:p>
            <text:p text:style-name="PBullet">• Root Password → set a strong password (you will rarely use it directly)</text:p>
            <text:p text:style-name="PBullet">• User Creation → create a regular user, check Make this user administrator</text:p>
            <text:p text:style-name="PBullet">• Click Begin Installation</text:p>
            <text:p text:style-name="PBullet">• 📝 Why Minimal Install?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4 — First login</text:p>
          </draw:text-box>
        </draw:frame>
        <draw:frame draw:style-name="TransBox" svg:width="15.7350cm" svg:height="13.5500cm" svg:x="1.0000cm" svg:y="4.0000cm">
          <draw:text-box>
            <text:p text:style-name="PBullet">• After reboot, log in with your regular user account (not root).</text:p>
            <text:p text:style-name="PBullet">• Expected: your username (not root)</text:p>
          </draw:text-box>
        </draw:frame>
        <draw:frame draw:style-name="CodeBox" svg:width="15.7350cm" svg:height="13.5500cm" svg:x="17.1350cm" svg:y="4.0000cm">
          <draw:text-box>
            <text:p text:style-name="PCode">$ whoami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5 — Register with Red Hat</text:p>
          </draw:text-box>
        </draw:frame>
        <draw:frame draw:style-name="TransBox" svg:width="15.7350cm" svg:height="13.5500cm" svg:x="1.0000cm" svg:y="4.0000cm">
          <draw:text-box>
            <text:p text:style-name="PBullet">• ✅ Verify</text:p>
            <text:p text:style-name="PBullet">• `bash</text:p>
            <text:p text:style-name="PBullet">• sudo subscription-manager status</text:p>
            <text:p text:style-name="PBullet">• `</text:p>
            <text:p text:style-name="PBullet">• Look for a line containing: Overall Status: Current</text:p>
            <text:p text:style-name="PBullet">• Once registered, your system has access to all RHEL 10 repositories.</text:p>
          </draw:text-box>
        </draw:frame>
        <draw:frame draw:style-name="CodeBox" svg:width="15.7350cm" svg:height="13.5500cm" svg:x="17.1350cm" svg:y="4.0000cm">
          <draw:text-box>
            <text:p text:style-name="PCode">sudo subscription-manager register --username &lt;your-redhat-username&gt;
sudo subscription-manager attach --auto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Install a RHEL 10 Lab VM</text:p>
          </draw:text-box>
        </draw:frame>
        <draw:frame draw:style-name="TransBox" svg:width="31.8700cm" svg:height="13.5500cm" svg:x="1.0000cm" svg:y="4.0000cm">
          <draw:text-box>
            <text:p text:style-name="PBullet">✓  What you need: Item: Minimum</text:p>
            <text:p text:style-name="PBullet">✓  Step 1 — Get a RHEL 10 ISO: Create a free account at Red Hat Developer Portal.</text:p>
            <text:p text:style-name="PBullet">✓  Step 2 — Create the VM: virt-manager (KVM)</text:p>
            <text:p text:style-name="PBullet">✓  Step 3 — RHEL 10 installer (Anaconda): Select Install Red Hat Enterprise Linux 10</text:p>
            <text:p text:style-name="PBullet">✓  Step 4 — First login: After reboot, log in with your regular user account (not root).</text:p>
            <text:p text:style-name="PBullet">✓  Step 5 — Register with Red Hat: ✅ Verify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